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54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9.077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 style:data-style-name="N111">
      <style:text-properties fo:font-weight="bold" style:font-weight-asian="bold" style:font-weight-complex="bold"/>
    </style:style>
    <style:style style:name="ce9" style:family="table-cell" style:parent-style-name="Default" style:data-style-name="N111">
      <style:text-properties fo:font-weight="normal" style:font-weight-asian="normal" style:font-weight-complex="normal"/>
    </style:style>
    <style:style style:name="ce10" style:family="table-cell" style:parent-style-name="Default" style:data-style-name="N111"/>
    <style:style style:name="ce15" style:family="table-cell" style:parent-style-name="Default" style:data-style-name="N1">
      <style:text-properties fo:font-weight="bold" style:font-weight-asian="bold" style:font-weight-complex="bold"/>
    </style:style>
    <style:style style:name="ce16" style:family="table-cell" style:parent-style-name="Default" style:data-style-name="N1">
      <style:text-properties fo:font-weight="normal" style:font-weight-asian="normal" style:font-weight-complex="normal"/>
    </style:style>
    <style:style style:name="ce17" style:family="table-cell" style:parent-style-name="Default" style:data-style-name="N1"/>
    <style:style style:name="ce18" style:family="table-cell" style:parent-style-name="Default" style:data-style-name="N112">
      <style:text-properties fo:font-weight="bold" style:font-weight-asian="bold" style:font-weight-complex="bold"/>
    </style:style>
    <style:style style:name="ce19" style:family="table-cell" style:parent-style-name="Default" style:data-style-name="N112">
      <style:text-properties fo:font-weight="normal" style:font-weight-asian="normal" style:font-weight-complex="normal"/>
    </style:style>
    <style:style style:name="ce5" style:family="table-cell" style:parent-style-name="Default" style:data-style-name="N112"/>
    <style:style style:name="ce21" style:family="table-cell" style:parent-style-name="Default" style:data-style-name="N99">
      <style:text-properties fo:font-weight="normal" style:font-weight-asian="normal" style:font-weight-complex="normal"/>
    </style:style>
    <style:style style:name="ce22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10"/>
        <table:table-column table:style-name="co5" table:default-cell-style-name="ce1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ce5"/>
        <table:table-column table:style-name="co12" table:default-cell-style-name="Default"/>
        <table:table-column table:style-name="co13" table:number-columns-repeated="16368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genotype</text:p>
          </table:table-cell>
          <table:table-cell table:style-name="ce1" office:value-type="string" calcext:value-type="string">
            <text:p>zygosity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embryo</text:p>
          </table:table-cell>
          <table:table-cell table:style-name="ce8" office:value-type="string" calcext:value-type="string">
            <text:p>xres</text:p>
          </table:table-cell>
          <table:table-cell table:style-name="ce8" office:value-type="string" calcext:value-type="string">
            <text:p>yres</text:p>
          </table:table-cell>
          <table:table-cell table:style-name="ce8" office:value-type="string" calcext:value-type="string">
            <text:p>zres</text:p>
          </table:table-cell>
          <table:table-cell table:style-name="ce15" office:value-type="string" calcext:value-type="string">
            <text:p>slices</text:p>
          </table:table-cell>
          <table:table-cell table:style-name="ce1" office:value-type="string" calcext:value-type="string">
            <text:p>timestep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folds_left</text:p>
          </table:table-cell>
          <table:table-cell table:style-name="ce1" office:value-type="string" calcext:value-type="string">
            <text:p>folds_right</text:p>
          </table:table-cell>
          <table:table-cell table:style-name="ce18" office:value-type="string" calcext:value-type="string">
            <text:p>folds_avg</text:p>
          </table:table-cell>
          <table:table-cell table:style-name="ce1" office:value-type="string" calcext:value-type="string">
            <text:p>ectopic_folds</text:p>
          </table:table-cell>
          <table:table-cell table:style-name="ce1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2];([.M2]+[.N2])/2;[.M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3];([.M3]+[.N3])/2;[.M3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3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4];([.M4]+[.N4])/2;[.M4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4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5];([.M5]+[.N5])/2;[.M5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6];([.M6]+[.N6])/2;[.M6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7];([.M7]+[.N7])/2;[.M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7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8];([.M8]+[.N8])/2;[.M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8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9];([.M9]+[.N9])/2;[.M9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9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9" table:formula="of:=IF([.N10];([.M10]+[.N10])/2;[.M10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0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11];([.M11]+[.N11])/2;[.M11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12];([.M12]+[.N12])/2;[.M12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13];([.M13]+[.N13])/2;[.M13])" office:value-type="float" office:value="1" calcext:value-type="float">
            <text:p>1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14];([.M14]+[.N14])/2;[.M1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15];([.M15]+[.N15])/2;[.M1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table:number-columns-repeated="6"/>
          <table:table-cell table:style-name="ce9" table:number-columns-repeated="3"/>
          <table:table-cell table:style-name="ce16"/>
          <table:table-cell table:style-name="ce4" table:number-columns-repeated="4"/>
          <table:table-cell table:style-name="ce19"/>
          <table:table-cell table:style-name="ce4" table:number-columns-repeated="1015"/>
          <table:table-cell table:number-columns-repeated="15354"/>
        </table:table-row>
        <table:table-row table:style-name="ro1">
          <table:table-cell office:value-type="string" calcext:value-type="string">
            <text:p>2020-01-15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E13</text:p>
          </table:table-cell>
          <table:table-cell table:number-columns-repeated="2" office:value-type="float" office:value="0.2749087" calcext:value-type="float">
            <text:p>0.2749087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7];([.M17]+[.N17])/2;[.M17])" office:value-type="float" office:value="1" calcext:value-type="float">
            <text:p>1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];([.M19]+[.N19])/2;[.M1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4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0];([.M20]+[.N20])/2;[.M2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1];([.M21]+[.N21])/2;[.M21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2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];([.M23]+[.N23])/2;[.M23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3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4];([.M24]+[.N24])/2;[.M24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4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5];([.M25]+[.N25])/2;[.M2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5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6];([.M26]+[.N26])/2;[.M26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9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7];([.M27]+[.N27])/2;[.M2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8];([.M28]+[.N28])/2;[.M2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12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9];([.M29]+[.N29])/2;[.M29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6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0];([.M30]+[.N30])/2;[.M3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2];([.M32]+[.N32])/2;[.M3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5" table:number-columns-repeated="2"/>
          <table:table-cell table:number-columns-repeated="16366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33];([.M33]+[.N33])/2;[.M33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5" table:number-columns-repeated="2"/>
          <table:table-cell table:number-columns-repeated="16366"/>
        </table:table-row>
        <table:table-row table:style-name="ro1">
          <table:table-cell table:number-columns-repeated="14"/>
          <table:table-cell table:style-name="ce19"/>
          <table:table-cell/>
          <table:table-cell table:style-name="ce5" table:number-columns-repeated="2"/>
          <table:table-cell table:number-columns-repeated="16366"/>
        </table:table-row>
        <table:table-row table:style-name="ro1">
          <table:table-cell office:value-type="string" calcext:value-type="string">
            <text:p>2020-07-27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His-GFP,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_z3_t51s_E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51" calcext:value-type="float">
            <text:p>51</text:p>
          </table:table-cell>
          <table:table-cell table:style-name="ce4"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5];([.M35]+[.N35])/2;[.M3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</table:table-row>
        <table:table-row table:style-name="ro1">
          <table:table-cell office:value-type="string" calcext:value-type="string">
            <text:p>2020-07-27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His-GFP,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_z3_t51s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51" calcext:value-type="float">
            <text:p>51</text:p>
          </table:table-cell>
          <table:table-cell table:style-name="ce4"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6];([.M36]+[.N36])/2;[.M36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</table:table-row>
        <table:table-row table:style-name="ro1">
          <table:table-cell office:value-type="string" calcext:value-type="string">
            <text:p>2020-07-27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His-GFP,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_z3_t51s_E1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51" calcext:value-type="float">
            <text:p>51</text:p>
          </table:table-cell>
          <table:table-cell table:style-name="ce4"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37];([.M37]+[.N37])/2;[.M37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</table:table-row>
        <table:table-row table:style-name="ro1">
          <table:table-cell office:value-type="string" calcext:value-type="string">
            <text:p>2020-07-27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His-GFP,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_z3_t51s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51" calcext:value-type="float">
            <text:p>51</text:p>
          </table:table-cell>
          <table:table-cell table:style-name="ce4"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8];([.M38]+[.N38])/2;[.M3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</table:table-row>
        <table:table-row table:style-name="ro1">
          <table:table-cell table:number-columns-repeated="14"/>
          <table:table-cell table:style-name="ce19"/>
          <table:table-cell/>
          <table:table-cell table:style-name="ce5" table:number-columns-repeated="2"/>
          <table:table-cell table:number-columns-repeated="1636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40];([.M40]+[.N40])/2;[.M4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9" table:formula="of:=IF([.N41];([.M41]+[.N41])/2;[.M41])" office:value-type="float" office:value="4" calcext:value-type="float">
            <text:p>4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42];([.M42]+[.N42])/2;[.M42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43];([.M43]+[.N43])/2;[.M4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44];([.M44]+[.N44])/2;[.M4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45];([.M45]+[.N45])/2;[.M45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7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47];([.M47]+[.N47])/2;[.M47])" office:value-type="float" office:value="1" calcext:value-type="float">
            <text:p>1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8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48];([.M48]+[.N48])/2;[.M4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2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49];([.M49]+[.N49])/2;[.M4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4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IF([.N50];([.M50]+[.N50])/2;[.M50])" office:value-type="float" office:value="0" calcext:value-type="float">
            <text:p>0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2];([.M52]+[.N52])/2;[.M5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3];([.M53]+[.N53])/2;[.M5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4];([.M54]+[.N54])/2;[.M5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5];([.M55]+[.N55])/2;[.M5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6];([.M56]+[.N56])/2;[.M56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7];([.M57]+[.N57])/2;[.M5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8];([.M58]+[.N58])/2;[.M5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9];([.M59]+[.N59])/2;[.M5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0];([.M60]+[.N60])/2;[.M6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61];([.M61]+[.N61])/2;[.M61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3];([.M63]+[.N63])/2;[.M6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table:formula="of:=IF([.N64];([.M64]+[.N64])/2;[.M64])" office:value-type="float" office:value="3.5" calcext:value-type="float">
            <text:p>3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5];([.M65]+[.N65])/2;[.M6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66];([.M66]+[.N66])/2;[.M66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67];([.M67]+[.N67])/2;[.M67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8];([.M68]+[.N68])/2;[.M6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69];([.M69]+[.N69])/2;[.M69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70];([.M70]+[.N70])/2;[.M7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72];([.M72]+[.N72])/2;[.M7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73];([.M73]+[.N73])/2;[.M7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74];([.M74]+[.N74])/2;[.M7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9" table:formula="of:=IF([.N75];([.M75]+[.N75])/2;[.M75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76];([.M76]+[.N76])/2;[.M76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77];([.M77]+[.N77])/2;[.M77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78];([.M78]+[.N78])/2;[.M7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79];([.M79]+[.N79])/2;[.M79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0];([.M80]+[.N80])/2;[.M8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81];([.M81]+[.N81])/2;[.M81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82];([.M82]+[.N82])/2;[.M82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84];([.M84]+[.N84])/2;[.M84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5];([.M85]+[.N85])/2;[.M8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6];([.M86]+[.N86])/2;[.M8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87];([.M87]+[.N87])/2;[.M87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8];([.M88]+[.N88])/2;[.M8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9];([.M89]+[.N89])/2;[.M8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0];([.M90]+[.N90])/2;[.M9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1];([.M91]+[.N91])/2;[.M9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2];([.M92]+[.N92])/2;[.M9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3];([.M93]+[.N93])/2;[.M9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4];([.M94]+[.N94])/2;[.M9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6];([.M96]+[.N96])/2;[.M9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7];([.M97]+[.N97])/2;[.M9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8];([.M98]+[.N98])/2;[.M9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9];([.M99]+[.N99])/2;[.M9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0];([.M100]+[.N100])/2;[.M10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1];([.M101]+[.N101])/2;[.M10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102];([.M102]+[.N102])/2;[.M102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" table:formula="of:=IF([.N103];([.M103]+[.N103])/2;[.M103])" office:value-type="float" office:value="3" calcext:value-type="float">
            <text:p>3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4];([.M104]+[.N104])/2;[.M10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5];([.M105]+[.N105])/2;[.M10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6];([.M106]+[.N106])/2;[.M10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7];([.M107]+[.N107])/2;[.M10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8];([.M108]+[.N108])/2;[.M10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9];([.M109]+[.N109])/2;[.M10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0];([.M110]+[.N110])/2;[.M11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2];([.M112]+[.N112])/2;[.M11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3];([.M113]+[.N113])/2;[.M11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4];([.M114]+[.N114])/2;[.M11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15];([.M115]+[.N115])/2;[.M115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" table:formula="of:=IF([.N116];([.M116]+[.N116])/2;[.M116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7];([.M117]+[.N117])/2;[.M11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8];([.M118]+[.N118])/2;[.M11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9];([.M119]+[.N119])/2;[.M11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0];([.M120]+[.N120])/2;[.M120])" office:value-type="float" office:value="1" calcext:value-type="float">
            <text:p>1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21];([.M121]+[.N121])/2;[.M121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22];([.M122]+[.N122])/2;[.M122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4];([.M124]+[.N124])/2;[.M12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5];([.M125]+[.N125])/2;[.M12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26];([.M126]+[.N126])/2;[.M126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7];([.M127]+[.N127])/2;[.M12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8];([.M128]+[.N128])/2;[.M12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129];([.M129]+[.N129])/2;[.M129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30];([.M130]+[.N130])/2;[.M13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31];([.M131]+[.N131])/2;[.M131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132];([.M132]+[.N132])/2;[.M132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33];([.M133]+[.N133])/2;[.M13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34];([.M134]+[.N134])/2;[.M13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35];([.M135]+[.N135])/2;[.M13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37];([.M137]+[.N137])/2;[.M137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2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38];([.M138]+[.N138])/2;[.M138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3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39];([.M139]+[.N139])/2;[.M13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4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0];([.M140]+[.N140])/2;[.M14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7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41];([.M141]+[.N141])/2;[.M141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8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2];([.M142]+[.N142])/2;[.M14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9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3];([.M143]+[.N143])/2;[.M14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0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4];([.M144]+[.N144])/2;[.M14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1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5];([.M145]+[.N145])/2;[.M14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2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6];([.M146]+[.N146])/2;[.M14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3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47];([.M147]+[.N147])/2;[.M147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4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8];([.M148]+[.N148])/2;[.M14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5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9];([.M149]+[.N149])/2;[.M14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1];([.M151]+[.N151])/2;[.M15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2];([.M152]+[.N152])/2;[.M15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3];([.M153]+[.N153])/2;[.M15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4];([.M154]+[.N154])/2;[.M15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5];([.M155]+[.N155])/2;[.M15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56];([.M156]+[.N156])/2;[.M156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7];([.M157]+[.N157])/2;[.M15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8];([.M158]+[.N158])/2;[.M15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9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9];([.M159]+[.N159])/2;[.M15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60];([.M160]+[.N160])/2;[.M16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61];([.M161]+[.N161])/2;[.M161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62];([.M162]+[.N162])/2;[.M16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63];([.M163]+[.N163])/2;[.M16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64];([.M164]+[.N164])/2;[.M16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65];([.M165]+[.N165])/2;[.M16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66];([.M166]+[.N166])/2;[.M16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68];([.M168]+[.N168])/2;[.M16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69];([.M169]+[.N169])/2;[.M16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170];([.M170]+[.N170])/2;[.M170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71];([.M171]+[.N171])/2;[.M171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72];([.M172]+[.N172])/2;[.M17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73];([.M173]+[.N173])/2;[.M17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74];([.M174]+[.N174])/2;[.M17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175];([.M175]+[.N175])/2;[.M175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76];([.M176]+[.N176])/2;[.M176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77];([.M177]+[.N177])/2;[.M17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78];([.M178]+[.N178])/2;[.M178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79];([.M179]+[.N179])/2;[.M17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80];([.M180]+[.N180])/2;[.M18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81];([.M181]+[.N181])/2;[.M18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82];([.M182]+[.N182])/2;[.M18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183];([.M183]+[.N183])/2;[.M183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84];([.M184]+[.N184])/2;[.M18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186];([.M186]+[.N186])/2;[.M186])" office:value-type="float" office:value="3" calcext:value-type="float">
            <text:p>3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87];([.M187]+[.N187])/2;[.M18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9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IF([.N188];([.M188]+[.N188])/2;[.M188])" office:value-type="float" office:value="0" calcext:value-type="float">
            <text:p>0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89];([.M189]+[.N189])/2;[.M189])" office:value-type="float" office:value="1" calcext:value-type="float">
            <text:p>1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1];([.M191]+[.N191])/2;[.M191])" office:value-type="float" office:value="1" calcext:value-type="float">
            <text:p>1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2];([.M192]+[.N192])/2;[.M19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93];([.M193]+[.N193])/2;[.M193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4];([.M194]+[.N194])/2;[.M19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5];([.M195]+[.N195])/2;[.M19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6];([.M196]+[.N196])/2;[.M19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8];([.M198]+[.N198])/2;[.M19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9];([.M199]+[.N199])/2;[.M19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00];([.M200]+[.N200])/2;[.M20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01];([.M201]+[.N201])/2;[.M20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02];([.M202]+[.N202])/2;[.M202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03];([.M203]+[.N203])/2;[.M203])" office:value-type="float" office:value="1" calcext:value-type="float">
            <text:p>1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04];([.M204]+[.N204])/2;[.M204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05];([.M205]+[.N205])/2;[.M20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06];([.M206]+[.N206])/2;[.M20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07];([.M207]+[.N207])/2;[.M20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08];([.M208]+[.N208])/2;[.M20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IF([.N210];([.M210]+[.N210])/2;[.M210])" office:value-type="float" office:value="0" calcext:value-type="float">
            <text:p>0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11];([.M211]+[.N211])/2;[.M211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IF([.N212];([.M212]+[.N212])/2;[.M212])" office:value-type="float" office:value="0" calcext:value-type="float">
            <text:p>0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13];([.M213]+[.N213])/2;[.M21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IF([.N214];([.M214]+[.N214])/2;[.M214])" office:value-type="float" office:value="0" calcext:value-type="float">
            <text:p>0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15];([.M215]+[.N215])/2;[.M215])" office:value-type="float" office:value="1" calcext:value-type="float">
            <text:p>1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16];([.M216]+[.N216])/2;[.M21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IF([.N217];([.M217]+[.N217])/2;[.M217])" office:value-type="float" office:value="0" calcext:value-type="float">
            <text:p>0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9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18];([.M218]+[.N218])/2;[.M21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19];([.M219]+[.N219])/2;[.M219])" office:value-type="float" office:value="1" calcext:value-type="float">
            <text:p>1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table:formula="of:=IF([.N221];([.M221]+[.N221])/2;[.M221])" office:value-type="float" office:value="0" calcext:value-type="float">
            <text:p>0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table:formula="of:=IF([.N222];([.M222]+[.N222])/2;[.M222])" office:value-type="float" office:value="0" calcext:value-type="float">
            <text:p>0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IF([.N224];([.M224]+[.N224])/2;[.M224])" office:value-type="float" office:value="0" calcext:value-type="float">
            <text:p>0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stg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25];([.M225]+[.N225])/2;[.M22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27];([.M227]+[.N227])/2;[.M227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28];([.M228]+[.N228])/2;[.M22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29];([.M229]+[.N229])/2;[.M229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0];([.M230]+[.N230])/2;[.M230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31];([.M231]+[.N231])/2;[.M231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2];([.M232]+[.N232])/2;[.M232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3];([.M233]+[.N233])/2;[.M233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8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4];([.M234]+[.N234])/2;[.M234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9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35];([.M235]+[.N235])/2;[.M23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36];([.M236]+[.N236])/2;[.M236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37];([.M237]+[.N237])/2;[.M23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38];([.M238]+[.N238])/2;[.M23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9];([.M239]+[.N239])/2;[.M239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40];([.M240]+[.N240])/2;[.M240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41];([.M241]+[.N241])/2;[.M241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42];([.M242]+[.N242])/2;[.M242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4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44];([.M244]+[.N244])/2;[.M244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5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45];([.M245]+[.N245])/2;[.M245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6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46];([.M246]+[.N246])/2;[.M246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7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47];([.M247]+[.N247])/2;[.M247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8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48];([.M248]+[.N248])/2;[.M248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9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249];([.M249]+[.N249])/2;[.M24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0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250];([.M250]+[.N250])/2;[.M250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1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51];([.M251]+[.N251])/2;[.M251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2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52];([.M252]+[.N252])/2;[.M252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3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53];([.M253]+[.N253])/2;[.M253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4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54];([.M254]+[.N254])/2;[.M254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5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55];([.M255]+[.N255])/2;[.M255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6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56];([.M256]+[.N256])/2;[.M256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7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57];([.M257]+[.N257])/2;[.M257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8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58];([.M258]+[.N258])/2;[.M258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9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59];([.M259]+[.N259])/2;[.M259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0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260];([.M260]+[.N260])/2;[.M26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1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" table:formula="of:=IF([.N261];([.M261]+[.N261])/2;[.M261])" office:value-type="float" office:value="2.5" calcext:value-type="float">
            <text:p>2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2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62];([.M262]+[.N262])/2;[.M262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3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263];([.M263]+[.N263])/2;[.M26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 table:number-rows-repeated="104831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1-10-06T12:11:34.920244770</meta:creation-date>
    <meta:generator>LibreOffice/7.4.3.2$Linux_X86_64 LibreOffice_project/1048a8393ae2eeec98dff31b5c133c5f1d08b890</meta:generator>
    <dc:date>2022-12-02T14:33:10.570229936</dc:date>
    <dc:creator>Bruno Vellutini</dc:creator>
    <meta:editing-duration>P10DT20H11M45S</meta:editing-duration>
    <meta:editing-cycles>137</meta:editing-cycles>
    <meta:document-statistic meta:table-count="1" meta:cell-count="3539" meta:object-count="0"/>
  </office:meta>
</office:document-meta>
</file>